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theta</text:p>
          </table:table-cell>
          <table:table-cell/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PI()/2" office:value-type="float" office:value="1.5707963267949">
            <text:p>1.5707963267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1</text:p>
          </table:table-cell>
          <table:table-cell table:formula="of:=-1*COS(([.D2]-[.F2])/2)*SIN([.E2]/2)" office:value-type="float" office:value="-0.707106781186547">
            <text:p>-0.707106781186547</text:p>
          </table:table-cell>
          <table:table-cell table:number-columns-repeated="4"/>
        </table:table-row>
        <table:table-row table:style-name="ro1">
          <table:table-cell office:value-type="string">
            <text:p>q2</text:p>
          </table:table-cell>
          <table:table-cell table:style-name="ce1" table:formula="of:=-1*SIN(([.D2]-[.F2])/2)*SIN([.E2]/2)" office:value-type="float" office:value="-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3</text:p>
          </table:table-cell>
          <table:table-cell table:style-name="ce1" table:formula="of:=-1*SIN(([.D2]+[.F2])/2)*COS([.E2]/2)" office:value-type="float" office:value="-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4</text:p>
          </table:table-cell>
          <table:table-cell table:style-name="ce1" table:formula="of:=SIN(([.D2]+[.F2])/2)*COS([.E2]/2)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22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3-21T12:20:28</meta:creation-date>
    <dc:date>2011-03-21T22:21:53</dc:date>
    <dc:creator>jander nascimento</dc:creator>
    <meta:editing-duration>PT00H18M34S</meta:editing-duration>
    <meta:editing-cycles>3</meta:editing-cycles>
    <meta:generator>OpenOffice.org/3.2$Linux OpenOffice.org_project/320m12$Build-9483</meta:generator>
    <meta:document-statistic meta:table-count="3" meta:cell-count="16" meta:object-count="0"/>
  </office:meta>
</office:document-meta>
</file>